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5-01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4-01-30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3-01-18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2-09-1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2-01-10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1-01-20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0-09-21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20-01-0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9-09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9-05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9-01-31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8-09-11 10:21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8-05-08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8-01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150</text:p>
          </table:table-cell>
          <table:table-cell office:value-type="string" calcext:value-type="string">
            <text:p>2017-10-23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